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as d’utilisation textuel n°1 : </text:span></text:p>
      <text:p text:style-name="Standard"/>
      <text:p text:style-name="Standard">Nom cas d’utilisation : se connecter </text:p>
      <text:p text:style-name="Standard">acteur déclencheur : utilisateur</text:p>
      <text:p text:style-name="Standard">Pré-conditions : compte existant</text:p>
      <text:p text:style-name="Standard">Post-conditions : néant</text:p>
      <text:p text:style-name="Standard"/>
      <text:p text:style-name="Standard">Scénario nominal : </text:p>
      <text:p text:style-name="Standard"/>
      <text:list xml:id="list61516977" text:style-name="WWNum1">
        <text:list-item>
          <text:p text:style-name="P1">L’utilisateur demande à se connecter</text:p>
        </text:list-item>
        <text:list-item>
          <text:p text:style-name="P1">Le système retourne le formulaire de connexion </text:p>
        </text:list-item>
        <text:list-item>
          <text:p text:style-name="P1">L’utilisateur renseigne son identifiant et son mdp </text:p>
        </text:list-item>
        <text:list-item>
          <text:p text:style-name="P1">Le système vérifie les informations </text:p>
        </text:list-item>
        <text:list-item>
          <text:p text:style-name="P1">L’utilisateur est connecté </text:p>
        </text:list-item>
      </text:list>
      <text:p text:style-name="Standard"/>
      <text:p text:style-name="Standard">Exceptions : </text:p>
      <text:p text:style-name="Standard"/>
      <text:p text:style-name="Standard"><text:s text:c="6"/>4.a <text:s/>Les informations sont mauvaises, retour à 3 </text:p>
      <text:p text:style-name="Standard"/>
      <text:p text:style-name="Standard">Contraintes : </text:p>
      <text:p text:style-name="Standard"/>
      <text:p text:style-name="Standard"><text:s text:c="6"/>Néant </text:p>
      <text:p text:style-name="Standard"/>
      <text:p text:style-name="Standard"/>
      <text:p text:style-name="Standard"><text:span text:style-name="T1">Cas d’utilisation textuel n°2 : </text:span></text:p>
      <text:p text:style-name="Standard"><text:soft-page-break/></text:p>
      <text:p text:style-name="Standard">Nom cas d’utilisation : se déconnecter </text:p>
      <text:p text:style-name="Standard">acteur déclencheur : utilisateur</text:p>
      <text:p text:style-name="Standard">Pré-conditions : être connecté</text:p>
      <text:p text:style-name="Standard">Post-conditions : néant</text:p>
      <text:p text:style-name="Standard"/>
      <text:p text:style-name="Standard">Scénario nominal : </text:p>
      <text:p text:style-name="P3"/>
      <text:list xml:id="list2381421788" text:style-name="WWNum2">
        <text:list-item>
          <text:p text:style-name="P2">L’utilisateur demande à se déconnecter </text:p>
        </text:list-item>
        <text:list-item>
          <text:p text:style-name="P2">Le système déconnecte l’utilisateur</text:p>
        </text:list-item>
      </text:list>
      <text:p text:style-name="Standard"/>
      <text:p text:style-name="Standard">Exceptions : </text:p>
      <text:p text:style-name="Standard"/>
      <text:p text:style-name="Standard"><text:s text:c="6"/>Néant</text:p>
      <text:p text:style-name="Standard"/>
      <text:p text:style-name="Standard">Contraintes : </text:p>
      <text:p text:style-name="Standard"/>
      <text:p text:style-name="Standard"><text:s text:c="6"/>Néant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112" meta:character-count="779" meta:non-whitespace-character-count="658"/>
    <meta:generator>LibreOfficeDev/6.0.5.2$Linux_X86_64 LibreOffice_project/</meta:generator>
  </office:meta>
</office:document-meta>
</file>